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D0000004A9598CD1FA9D5186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12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35cm" fo:min-width="10.9cm"/>
    </style:style>
    <style:style style:name="co1" style:family="table-column">
      <style:table-column-properties style:column-width="2.171cm" style:use-optimal-column-width="false"/>
    </style:style>
    <style:style style:name="co2" style:family="table-column">
      <style:table-column-properties style:column-width="2.307cm" style:use-optimal-column-width="false"/>
    </style:style>
    <style:style style:name="co3" style:family="table-column">
      <style:table-column-properties style:column-width="2.08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24cm" svg:height="15.8cm" svg:x="2.5cm" svg:y="2.6cm">
            <draw:image xlink:href="Pictures/10000201000007D0000004A9598CD1FA9D518633.png" xlink:type="simple" xlink:show="embed" xlink:actuate="onLoad">
              <text:p/>
            </draw:image>
          </draw:frame>
          <draw:g>
            <draw:line draw:style-name="gr2" draw:text-style-name="P1" draw:layer="layout" svg:x1="3.498cm" svg:y1="17.758cm" svg:x2="25.534cm" svg:y2="17.758cm">
              <text:p/>
            </draw:line>
            <draw:line draw:style-name="gr3" draw:text-style-name="P1" draw:layer="layout" svg:x1="3.49cm" svg:y1="17.757cm" svg:x2="3.497cm" svg:y2="3.165cm">
              <text:p/>
            </draw:line>
            <draw:line draw:style-name="gr2" draw:text-style-name="P1" draw:layer="layout" svg:x1="3.495cm" svg:y1="17.766cm" svg:x2="3.502cm" svg:y2="3.174cm">
              <text:p/>
            </draw:line>
            <draw:line draw:style-name="gr2" draw:text-style-name="P1" draw:layer="layout" svg:x1="25.526cm" svg:y1="17.757cm" svg:x2="25.533cm" svg:y2="3.165cm">
              <text:p/>
            </draw:line>
          </draw:g>
        </draw:g>
        <draw:frame draw:style-name="gr4" draw:text-style-name="P2" draw:layer="layout" svg:width="5.5cm" svg:height="1.162cm" svg:x="2cm" svg:y="1.638cm">
          <draw:text-box>
            <text:p>Tª de ____ (ºC)</text:p>
          </draw:text-box>
        </draw:frame>
        <draw:frame draw:style-name="gr4" draw:text-style-name="P2" draw:layer="layout" svg:width="5.5cm" svg:height="1.162cm" svg:x="22.3cm" svg:y="1.638cm">
          <draw:text-box>
            <text:p>Tª de ____ (ºC)</text:p>
          </draw:text-box>
        </draw:frame>
        <draw:frame draw:style-name="standard" draw:layer="layout" svg:width="23.929cm" svg:height="1.943cm" svg:x="2.595cm" svg:y="17.90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0%</text:p>
              </table:table-cell>
              <table:table-cell>
                <text:p text:style-name="P3">10%</text:p>
              </table:table-cell>
              <table:table-cell>
                <text:p text:style-name="P3">20%</text:p>
              </table:table-cell>
              <table:table-cell>
                <text:p text:style-name="P3">30%</text:p>
              </table:table-cell>
              <table:table-cell>
                <text:p text:style-name="P3">40%</text:p>
              </table:table-cell>
              <table:table-cell>
                <text:p text:style-name="P3">50%</text:p>
              </table:table-cell>
              <table:table-cell>
                <text:p text:style-name="P3">60%</text:p>
              </table:table-cell>
              <table:table-cell>
                <text:p text:style-name="P3">70%</text:p>
              </table:table-cell>
              <table:table-cell>
                <text:p text:style-name="P3">80%</text:p>
              </table:table-cell>
              <table:table-cell>
                <text:p text:style-name="P3">90%</text:p>
              </table:table-cell>
              <table:table-cell table:style-name="ce2">
                <text:p text:style-name="P3">100%</text:p>
              </table:table-cell>
            </table:table-row>
            <table:table-row table:style-name="ro1">
              <table:table-cell table:style-name="ce3">
                <text:p text:style-name="P4">100%</text:p>
              </table:table-cell>
              <table:table-cell table:style-name="ce4">
                <text:p text:style-name="P4">90%</text:p>
              </table:table-cell>
              <table:table-cell table:style-name="ce5">
                <text:p text:style-name="P4">80%</text:p>
              </table:table-cell>
              <table:table-cell table:style-name="ce6">
                <text:p text:style-name="P4">70%</text:p>
              </table:table-cell>
              <table:table-cell table:style-name="ce7">
                <text:p text:style-name="P4">60%</text:p>
              </table:table-cell>
              <table:table-cell table:style-name="ce8">
                <text:p text:style-name="P4">50%</text:p>
              </table:table-cell>
              <table:table-cell table:style-name="ce9">
                <text:p text:style-name="P4">40%</text:p>
              </table:table-cell>
              <table:table-cell table:style-name="ce10">
                <text:p text:style-name="P4">30%</text:p>
              </table:table-cell>
              <table:table-cell table:style-name="ce11">
                <text:p text:style-name="P4">20%</text:p>
              </table:table-cell>
              <table:table-cell table:style-name="ce12">
                <text:p text:style-name="P4">10%</text:p>
              </table:table-cell>
              <table:table-cell table:style-name="ce13">
                <text:p text:style-name="P4">0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6" draw:layer="layout" svg:width="11.4cm" svg:height="1.6cm" draw:transform="rotate (1.5707963267949) translate (1.4cm 16.1cm)">
          <text:p text:style-name="P5">Elemento al 100% _____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4cm" svg:height="1.6cm" draw:transform="rotate (1.5707963267949) translate (26cm 16.1cm)">
          <text:p text:style-name="P5">Elemento al 100% <text:s/>_____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9:45:41.602731749</meta:creation-date>
    <dc:date>2017-11-21T21:20:42.709538423</dc:date>
    <meta:editing-duration>PT21M19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